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fo:language="pt" fo:country="BR" style:font-size-asian="11pt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pt" fo:country="BR" style:font-name-complex="Times New Roman1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fo:text-align="justify" style:justify-single-word="false"/>
      <style:text-properties style:font-name="Times New Roman" fo:language="pt" fo:country="BR" style:font-name-complex="Times New Roman1"/>
    </style:style>
    <style:style style:name="P6" style:family="paragraph" style:parent-style-name="Standard">
      <style:paragraph-properties fo:margin-top="0in" fo:margin-bottom="0in" fo:text-align="justify" style:justify-single-word="false"/>
    </style:style>
    <style:style style:name="P7" style:family="paragraph" style:parent-style-name="Standard">
      <style:paragraph-properties fo:margin-left="0in" fo:margin-right="0in" fo:margin-top="0in" fo:margin-bottom="0in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text-align="justify" style:justify-single-word="false" fo:break-before="page"/>
    </style:style>
    <style:style style:name="P10" style:family="paragraph" style:parent-style-name="Standard" style:master-page-name="First_20_Page">
      <style:paragraph-properties fo:text-align="center" style:justify-single-word="false" style:page-number="auto"/>
    </style:style>
    <style:style style:name="P11" style:family="paragraph" style:parent-style-name="Header">
      <style:paragraph-properties fo:text-align="justify" style:justify-single-word="false"/>
    </style:style>
    <style:style style:name="P12" style:family="paragraph" style:parent-style-name="Header">
      <style:paragraph-properties fo:text-align="end" style:justify-single-word="false">
        <style:tab-stops>
          <style:tab-stop style:position="3.6252in" style:type="center"/>
          <style:tab-stop style:position="4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 fo:padding="0in" fo:border="none"/>
    </style:style>
    <style:style style:name="P14" style:family="paragraph" style:parent-style-name="Footer">
      <style:paragraph-properties fo:text-align="justify" style:justify-single-word="false" fo:padding="0in" fo:border="none"/>
    </style:style>
    <style:style style:name="P15" style:family="paragraph" style:parent-style-name="Footer">
      <style:paragraph-properties fo:margin-left="0in" fo:margin-right="0.25in" fo:text-indent="0in" style:auto-text-indent="false"/>
    </style:style>
    <style:style style:name="P16" style:family="paragraph" style:parent-style-name="Footer">
      <style:paragraph-properties fo:margin-left="0in" fo:margin-right="0.25in" fo:text-align="justify" style:justify-single-word="false" fo:text-indent="0in" style:auto-text-indent="false"/>
    </style:style>
    <style:style style:name="P17" style:family="paragraph" style:parent-style-name="Footer">
      <style:paragraph-properties fo:margin-left="0in" fo:margin-right="0.25in" fo:text-indent="0in" style:auto-text-indent="false" fo:padding-left="0in" fo:padding-right="0in" fo:padding-top="0.0138in" fo:padding-bottom="0in" fo:border-left="none" fo:border-right="none" fo:border-top="0.0071in solid #00000a" fo:border-bottom="none"/>
      <style:text-properties style:font-name="Times New Roman" fo:font-size="2pt" fo:font-weight="bold" style:font-size-asian="2pt" style:font-weight-asian="bold" style:font-name-complex="Times New Roman1" style:font-size-complex="2pt"/>
    </style:style>
    <style:style style:name="P18" style:family="paragraph" style:parent-style-name="Footer">
      <style:paragraph-properties fo:margin-left="0in" fo:margin-right="0.25in" fo:text-align="justify" style:justify-single-word="false" fo:text-indent="0in" style:auto-text-indent="false" fo:padding-left="0in" fo:padding-right="0in" fo:padding-top="0.0138in" fo:padding-bottom="0in" fo:border-left="none" fo:border-right="none" fo:border-top="0.0071in solid #00000a" fo:border-bottom="none"/>
      <style:text-properties style:font-name="Times New Roman" fo:font-size="2pt" fo:font-weight="bold" style:font-size-asian="2pt" style:font-weight-asian="bold" style:font-name-complex="Times New Roman1" style:font-size-complex="2pt"/>
    </style:style>
    <style:style style:name="P19" style:family="paragraph" style:parent-style-name="List_20_Paragraph" style:list-style-name="WWNum3">
      <style:paragraph-properties fo:text-align="justify" style:justify-single-word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36pt" fo:language="pt" fo:country="BR" fo:font-weight="bold" style:font-size-asian="36pt" style:font-weight-asian="bold" style:font-name-complex="Times New Roman1" style:font-size-complex="36pt"/>
    </style:style>
    <style:style style:name="T3" style:family="text">
      <style:text-properties style:font-name="Times New Roman" fo:font-size="24pt" fo:language="pt" fo:country="BR" fo:font-weight="bold" style:font-size-asian="24pt" style:font-weight-asian="bold" style:font-name-complex="Times New Roman1" style:font-size-complex="24pt"/>
    </style:style>
    <style:style style:name="T4" style:family="text">
      <style:text-properties style:font-name="Times New Roman" fo:font-size="24pt" fo:language="pt" fo:country="BR" fo:font-weight="bold" style:font-size-asian="24pt" style:font-weight-asian="bold" style:font-name-complex="Times New Roman1" style:font-size-complex="24pt" style:font-weight-complex="bold"/>
    </style:style>
    <style:style style:name="T5" style:family="text">
      <style:text-properties style:font-name="Times New Roman" fo:font-size="24pt" fo:language="pt" fo:country="BR" fo:font-weight="bold" style:font-size-asian="24pt" style:font-weight-asian="bold" style:font-name-complex="Times New Roman1" style:font-size-complex="24pt" style:font-style-complex="italic" style:font-weight-complex="bold"/>
    </style:style>
    <style:style style:name="T6" style:family="text">
      <style:text-properties style:font-name="Times New Roman" fo:language="pt" fo:country="BR" style:font-name-complex="Times New Roman1"/>
    </style:style>
    <style:style style:name="T7" style:family="text">
      <style:text-properties style:font-name="Times New Roman" fo:language="pt" fo:country="BR" fo:font-style="italic" style:font-style-asian="italic" style:font-name-complex="Times New Roman1"/>
    </style:style>
    <style:style style:name="T8" style:family="text">
      <style:text-properties style:font-name="Times New Roman" fo:font-size="20pt" fo:language="pt" fo:country="BR" fo:font-weight="bold" style:font-size-asian="20pt" style:font-weight-asian="bold" style:font-name-complex="Times New Roman1" style:font-size-complex="20pt"/>
    </style:style>
    <style:style style:name="T9" style:family="text">
      <style:text-properties style:font-name="Times New Roman" fo:font-weight="bold" style:font-weight-asian="bold" style:font-name-complex="Times New Roman1"/>
    </style:style>
    <style:style style:name="T10" style:family="text">
      <style:text-properties style:font-name="Courier New" fo:language="pt" fo:country="BR" fo:font-weight="bold" style:font-weight-asian="bold" style:font-name-complex="Courier New2"/>
    </style:style>
    <style:style style:name="T11" style:family="text">
      <style:text-properties style:font-name="Courier New" fo:font-size="10pt" fo:language="pt" fo:country="BR" style:font-size-asian="10pt" style:font-name-complex="Courier New2" style:font-size-complex="8pt"/>
    </style:style>
    <style:style style:name="T12" style:family="text">
      <style:text-properties style:font-name="Courier New" fo:font-size="20pt" fo:language="pt" fo:country="BR" fo:font-weight="bold" style:font-size-asian="20pt" style:font-weight-asian="bold" style:font-name-complex="Courier New2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CES-41: Compiladores</text:span></text:p>
      <text:p text:style-name="P2"/>
      <text:p text:style-name="P1"><text:span text:style-name="T3">Laboratório 5: <text:s/></text:span><text:span text:style-name="T4">Geração do código intermediário para uma linguagem de programação, usando a ferramenta </text:span><text:span text:style-name="T5">Yacc</text:span></text:p>
      <text:p text:style-name="P3"/>
      <text:p text:style-name="P1"><text:span text:style-name="T6">Cássio dos Santos Sousa, Renan Pablo Rodrigues da Cruz</text:span></text:p>
      <text:p text:style-name="P1"><text:span text:style-name="T6">Professor: Fábio Carneiro Mokarzel</text:span></text:p>
      <text:p text:style-name="P1"><text:span text:style-name="T6">27 de dezembro de 2015</text:span></text:p>
      <text:p text:style-name="P3"/>
      <text:p text:style-name="P4"><text:span text:style-name="T3">1. Introdução</text:span></text:p>
      <text:p text:style-name="P5"/>
      <text:p text:style-name="P7"><text:span text:style-name="T6">Já foi possível criar, em laboratórios anteriores, um analisador léxico (com uso da ferramenta </text:span><text:span text:style-name="T7">Flex</text:span><text:span text:style-name="T6">), um analisador sintático, além do analisador semântico (com uso da ferramenta </text:span><text:span text:style-name="T7">Yacc</text:span><text:span text:style-name="T6">) para a Linguagem COMP-ITA 2015.</text:span></text:p>
      <text:p text:style-name="P5"/>
      <text:p text:style-name="P7"><text:span text:style-name="T6">Para este laboratório, como o título alerta, o objetivo é o de gerarar o código intermediário para a mesma linguagem com o uso das mesmas ferramentas, de tal forma que o programa resultante seja capaz de imprimir o conteúdo da tabela de símbolos, as devidas mensagens de erros para programas quaisquer utilizados como entrada, além, é claro, de todas as quádruplas relativas ao código intermediário gerado.</text:span></text:p>
      <text:p text:style-name="P5"/>
      <text:p text:style-name="P6"><text:span text:style-name="T6"><text:tab/>Este foi um dos laboratórios mais complexos, de tal forma que seu desenvolvimento pode ser feito agora por duplas de alunos, contanto que essa dupla seja mantida até a entrega do último laboratório da disciplina.</text:span></text:p>
      <text:p text:style-name="P3"/>
      <text:p text:style-name="P9"><text:span text:style-name="T4">2. Resultados</text:span></text:p>
      <text:p text:style-name="P3"/>
      <text:p text:style-name="P4"><text:span text:style-name="T8">2.1. Atividades realizadas</text:span></text:p>
      <text:p text:style-name="P3"/>
      <text:p text:style-name="P4"><text:span text:style-name="T6"><text:tab/>A primeira das atividades foi a revisão do código escrito no laboratório anterior, o qual realizava a análise sintática e, caso não apresentasse erros, apresentava o código de entrada no formato </text:span><text:span text:style-name="T7">pretty printer</text:span><text:span text:style-name="T6">, removendo comentários e respeitando tabulações e espaçamentos de cada símbolo presente no código. A revisão deu foco a uma impressão menos espaçada das informações do código, algo mais próximo do que é visto na linguagem C.</text:span></text:p>
      <text:p text:style-name="P3"/>
      <text:p text:style-name="P4"><text:span text:style-name="T6"><text:tab/>A segunda delas foi a adequação do código à Prática 3 (quando foi proposto o Laboratório 4) e à Aula 6 (que fazia o tratamento teórico do mesmo tema). Não foi possível apenas copiar e colar o código que estava presente, pois eles eram válidos para linguagens diferentes da linguagem COMP-ITA 2015. O foco foi o de justamente atentar às necessidades de cada trecho de código nas apresentações e quais adaptações eram necessárias para encaixá-los no nosso código.</text:span></text:p>
      <text:p text:style-name="P3"/>
      <text:p text:style-name="P4"><text:span text:style-name="T6"><text:tab/>A terceira atividade foi a verificação da impressão correta da tabela de símbolos e da análise semântica para um código que, a princípio, não possuísse erros sintáticos na linguagem COMP-ITA 2015. O código em questão foi justamente aquele dado como exemplo nas especificações da linguagem. A saída do código implementado para este laboratório imprime, primeiramente, o código inserido em conjunto com erros sintáticos e semânticos, e se não houver mais impedimentos, a tabela de símbolos.</text:span></text:p>
      <text:p text:style-name="P3"/>
      <text:p text:style-name="P8"><text:span text:style-name="T6">Foi interessante perceber que aquele mesmo código, apesar de não ter erros sintáticos (o que foi útil para o laboratório anterior), possuía erros semânticos. Em nome disso, foi construído um código que tivesse estes mesmos erros corrigidos, como exemplo de entrada correta (presente em </text:span><text:span text:style-name="T10">Tests/1_Correct/lab04test1</text:span><text:span text:style-name="T6">, e output em </text:span><text:span text:style-name="T10">Tests/1_Correct/lab04results1</text:span><text:span text:style-name="T6">).</text:span></text:p>
      <text:p text:style-name="P3"/>
      <text:p text:style-name="P4"><text:span text:style-name="T6"><text:tab/>A quarta atividade deu foco à criação de testes e revisão concomitante do código. Cada teste inserido tentou demonstrar um cenário de erro semântico de acordo com as especificações da linguagem COMP-ITA 2015. Estes testes foram separados em pastas internas à pasta </text:span><text:span text:style-name="T10">Tests</text:span><text:span text:style-name="T6">, </text:span><text:soft-page-break/><text:span text:style-name="T6">com nome e numeração adequados para facilitar a busca. O input está presente no formato </text:span><text:span text:style-name="T10">lab04test#</text:span><text:span text:style-name="T6">, e o output correspondente está presente em </text:span><text:span text:style-name="T10">lab04results#</text:span><text:span text:style-name="T6"> na mesma pasta, semelhante ao que foi feito para os exemplos na atividade anterior.</text:span></text:p>
      <text:p text:style-name="P3"/>
      <text:p text:style-name="P4"><text:span text:style-name="T8">2.2. Formato da Tabela de Símbolos</text:span></text:p>
      <text:p text:style-name="P3"/>
      <text:p text:style-name="P4"><text:span text:style-name="T6"><text:tab/>Manteve-se o formato da Aula 7 e da Prática 4 com respeito a estrutura das quadruplas referentes à descriminação do código intermediário.</text:span></text:p>
      <text:p text:style-name="P3"/>
      <text:p text:style-name="P4"><text:span text:style-name="T6"><text:tab/>O trecho a seguir foi tirado de uma das classes presentes em </text:span><text:span text:style-name="T10">Tests/1_Correct/lab04results1</text:span><text:span text:style-name="T6">, para ilustrar o formato da tabela de símbolos.</text:span></text:p>
      <text:p text:style-name="P3"/>
      <text:p text:style-name="P4"><text:span text:style-name="T11">Classe 7:</text:span></text:p>
      <text:p text:style-name="P4"><text:span text:style-name="T11"><text:s text:c="2"/>(c, IDVAR, CARACTERE, 0, 1, ##main)</text:span></text:p>
      <text:p text:style-name="P4"><text:span text:style-name="T11"><text:s text:c="2"/>(ntab, IDVAR, INTEIRO, 1, 1, ##global)</text:span></text:p>
      <text:p text:style-name="P4"><text:span text:style-name="T11"><text:s text:c="2"/>(palavra, IDVAR, CARACTERE, 1, 1, ##global, EH ARRAY</text:span></text:p>
      <text:p text:style-name="P4"><text:span text:style-name="T11"><text:s text:c="4"/>ndims = 1, dimensoes: 10)</text:span></text:p>
      <text:p text:style-name="P3"/>
      <text:p text:style-name="P4"><text:span text:style-name="T6"><text:tab/>Para cada símbolo, são impressas as informações presentes no mesmo: sua identificação (presente na variável </text:span><text:span text:style-name="T10">cadeia</text:span><text:span text:style-name="T6">), seu tipo de identificador (</text:span><text:span text:style-name="T10">IDGLOB, IDVAR, IDPROG, IDPROC, IDFUNC</text:span><text:span text:style-name="T6"> ou vazio – </text:span><text:span text:style-name="T10">IDGLOB</text:span><text:span text:style-name="T6"> foi acrescentado por sua relevância no código), o tipo da variável (</text:span><text:span text:style-name="T10">NAOVAR, INTEIRO, LOGICO, REAL, CARACTERE</text:span><text:span text:style-name="T6">), flags que verificam se o símbolo foi, respectivamente, inicializado e referenciado (1 se foi), e o escopo do símbolo (o qual é esperado que seja vazio apenas para o símbolo </text:span><text:span text:style-name="T10">global</text:span><text:span text:style-name="T6">).</text:span></text:p>
      <text:p text:style-name="P3"/>
      <text:p text:style-name="P4"><text:span text:style-name="T6"><text:tab/>Se uma variável for indexada, é impresso </text:span><text:span text:style-name="T10">EH ARRAY</text:span><text:span text:style-name="T6"> e, na linha seguinte, o número de dimensões e quais seriam elas numericamente.</text:span></text:p>
      <text:p text:style-name="P3"/>
      <text:p text:style-name="P4"><text:span text:style-name="T8">2.3. Detalhes notados</text:span></text:p>
      <text:p text:style-name="P3"/>
      <text:p text:style-name="P4"><text:soft-page-break/><text:span text:style-name="T6"><text:tab/>Uma das coisas notadas durante a implementação de código foi que a função </text:span><text:span text:style-name="T10">ProcuraSimb()</text:span><text:span text:style-name="T6">, utilizada para verificar se um símbolo já está presente na tabela de símbolos, possuía duas utilizações: a primeira, antes de se instanciar uma variável (normalmente seguida de </text:span><text:span text:style-name="T10">InsereSimb()</text:span><text:span text:style-name="T6"> caso o símbolo não esteja presente ainda). A segunda, apenas para verificação (apenas para ver se o símbolo verificado já foi inserido). Ela foi então separada em duas funções: </text:span><text:span text:style-name="T10">ProcuraSimbParaInstanciar()</text:span><text:span text:style-name="T6"> e </text:span><text:span text:style-name="T10">ProcuraSimbParaUsar()</text:span><text:span text:style-name="T6">.</text:span></text:p>
      <text:p text:style-name="P3"/>
      <text:p text:style-name="P4"><text:span text:style-name="T6"><text:tab/>Uma outra coisa que se percebeu foi que é possível que uma função e um procedimento terminem suas tarefas sem retornar nada, dado que um Statement vazio pode ser utilizado num ReturnStat. Isso pode não trazer problemas para a main e para procedimentos, que não retornam valores, mas isso traz graves problemas para funções, pois a checagem pedida como teste semântico foi só aquela na qual uma função termina seus statements com return. Por conta do tempo e da não-especificação deste caso teste, ele foi desconsiderado.</text:span></text:p>
      <text:p text:style-name="P3"/>
      <text:p text:style-name="P4"><text:span text:style-name="T6"><text:tab/>Não só isso, passar um subprograma como parâmetro de outro subprograma era uma notação confusa, pois acontecia erro sintático quando se utilizava notações como f1(f2()) por conta dos parênteses, e o caso f1(f2) recaía na declaração de um argumento com mesmo nome de um módulo</text:span><text:bookmark text:name="_GoBack"/><text:span text:style-name="T6">. Este caso de teste foi desconsiderado.</text:span></text:p>
      <text:p text:style-name="P3"/>
      <text:p text:style-name="P4"><text:span text:style-name="T8">2.4. Casos de teste</text:span></text:p>
      <text:p text:style-name="P3"/>
      <text:p text:style-name="P4"><text:span text:style-name="T6"><text:tab/>Na pasta </text:span><text:span text:style-name="T10">Tests</text:span><text:span text:style-name="T6"> dentro da pasta de códigos, existem os seguintes testes, acompanhados de seus respectivos resultados. Tentou-se utilizar o código exemplo o máximo possível nos testes:</text:span></text:p>
      <text:p text:style-name="P3"/>
      <text:list xml:id="list154528950619161210" text:style-name="WWNum3">
        <text:list-item>
          <text:p text:style-name="P19"><text:span text:style-name="T10">1_atribuicao:</text:span><text:span text:style-name="T6"> código presente na linguagem COMP-ITA com quaisquer erros semânticos corrigidos, tomado como correto e como referência para os demais testes;</text:span></text:p>
        </text:list-item>
      </text:list>
      <text:p text:style-name="P3"/>
      <text:list xml:id="list23768465" text:continue-numbering="true" text:style-name="WWNum3">
        <text:list-item>
          <text:p text:style-name="P19"><text:span text:style-name="T10">2_if_sem_else:</text:span><text:span text:style-name="T6"> código para verificar erros associados a identificadores não declarados;</text:span></text:p>
        </text:list-item>
      </text:list>
      <text:p text:style-name="P3"/>
      <text:list xml:id="list23775063" text:continue-numbering="true" text:style-name="WWNum3">
        <text:list-item>
          <text:p text:style-name="P19"><text:soft-page-break/><text:span text:style-name="T10">3_if_com_else:</text:span><text:span text:style-name="T6"> código para verificar erros associados a módulos que possuam o mesmo nome que uma variável global;</text:span></text:p>
        </text:list-item>
      </text:list>
      <text:p text:style-name="P3"/>
      <text:list xml:id="list23748425" text:continue-numbering="true" text:style-name="WWNum3">
        <text:list-item>
          <text:p text:style-name="P19"><text:span text:style-name="T10">4_while:</text:span><text:span text:style-name="T6"> código para verificar erros associados a dimensões inteiras de variáveis indexadas com valor zero;</text:span></text:p>
        </text:list-item>
      </text:list>
      <text:p text:style-name="P3"/>
      <text:list xml:id="list23754003" text:continue-numbering="true" text:style-name="WWNum3">
        <text:list-item>
          <text:p text:style-name="P19"><text:span text:style-name="T10">5_for:</text:span><text:span text:style-name="T6"> código para verificar erros associados a dimensões inteiras de variáveis indexadas com valor menor que zero;</text:span></text:p>
        </text:list-item>
      </text:list>
      <text:p text:style-name="P3"/>
      <text:list xml:id="list23769727" text:continue-numbering="true" text:style-name="WWNum3">
        <text:list-item>
          <text:p text:style-name="P19"><text:span text:style-name="T10">6_read:</text:span><text:span text:style-name="T6"> código para verificar erros associados a identificadores declarados mais de uma vez em um mesmo módulo;</text:span></text:p>
        </text:list-item>
      </text:list>
      <text:p text:style-name="P3"/>
      <text:list xml:id="list23754447" text:continue-numbering="true" text:style-name="WWNum3">
        <text:list-item>
          <text:p text:style-name="P19"><text:span text:style-name="T10">7_write:</text:span><text:span text:style-name="T6"> código para verificar erros associados a variáveis escalares que apresentem subscritos, tentando se comportar como variáveis indexadas;</text:span></text:p>
        </text:list-item>
      </text:list>
      <text:p text:style-name="P3"/>
      <text:list xml:id="list23759191" text:continue-numbering="true" text:style-name="WWNum3">
        <text:list-item>
          <text:p text:style-name="P19"><text:span text:style-name="T10">8_repeat:</text:span><text:span text:style-name="T6"> código para verificar erros associados ao retorno errôneo de uma expressão ao final de um procedimento;</text:span></text:p>
        </text:list-item>
      </text:list>
      <text:p text:style-name="P9"><text:span text:style-name="T4">3. Conclusões</text:span></text:p>
      <text:p text:style-name="P3"/>
      <text:p text:style-name="P4"><text:span text:style-name="T6"><text:tab/>Foi possível avançar bastante na construção do compilador esperado para a linguagem COMP-ITA 2015. A geração do código intermediário foi uma tarefa bem complicada, e sua complexidade pôde ser notada no grande número de quádruplas geradas menos para códigos curtos.</text:span></text:p>
      <text:p text:style-name="P3"/>
      <text:p text:style-name="P4"><text:span text:style-name="T6"><text:tab/>Espera-se que este laboratório tenha servido de conclusão, por meio não só de seu código, mas também de sua complexidade dentro da temática de compilado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3.6252in" style:type="center"/>
          <style:tab-stop style:position="4in" style:type="center"/>
          <style:tab-stop style:position="6.5in" style:type="right"/>
        </style:tab-stops>
      </style:paragraph-properties>
    </style:style>
    <style:style style:name="MP3" style:family="paragraph" style:parent-style-name="Footer">
      <style:paragraph-properties fo:margin-left="0in" fo:margin-right="0.25in" fo:text-indent="0in" style:auto-text-indent="false" fo:padding-left="0in" fo:padding-right="0in" fo:padding-top="0.0138in" fo:padding-bottom="0in" fo:border-left="none" fo:border-right="none" fo:border-top="0.0071in solid #00000a" fo:border-bottom="none"/>
      <style:text-properties style:font-name="Times New Roman" fo:font-size="2pt" fo:font-weight="bold" style:font-size-asian="2pt" style:font-weight-asian="bold" style:font-name-complex="Times New Roman1" style:font-size-complex="2pt"/>
    </style:style>
    <style:style style:name="MP4" style:family="paragraph" style:parent-style-name="Footer">
      <style:paragraph-properties fo:padding="0in" fo:border="none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P6" style:family="paragraph" style:parent-style-name="Footer">
      <style:paragraph-properties fo:margin-left="0in" fo:margin-right="0.25in" fo:text-align="justify" style:justify-single-word="false" fo:text-indent="0in" style:auto-text-indent="false" fo:padding-left="0in" fo:padding-right="0in" fo:padding-top="0.0138in" fo:padding-bottom="0in" fo:border-left="none" fo:border-right="none" fo:border-top="0.0071in solid #00000a" fo:border-bottom="none"/>
      <style:text-properties style:font-name="Times New Roman" fo:font-size="2pt" fo:font-weight="bold" style:font-size-asian="2pt" style:font-weight-asian="bold" style:font-name-complex="Times New Roman1" style:font-size-complex="2pt"/>
    </style:style>
    <style:style style:name="MP7" style:family="paragraph" style:parent-style-name="Footer">
      <style:paragraph-properties fo:text-align="justify" style:justify-single-word="false" fo:padding="0in" fo:border="none"/>
    </style:style>
    <style:style style:name="MP8" style:family="paragraph" style:parent-style-name="Footer">
      <style:paragraph-properties fo:margin-left="0in" fo:margin-right="0.25in" fo:text-align="justify" style:justify-single-word="false" fo:text-indent="0in" style:auto-text-indent="false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fo:font-weight="bold" style:font-weight-asian="bold" style:font-name-complex="Times New Roman1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ássio dos Santos Sousa, Renan Pablo Rodrigues da Cruz<text:tab/>CES-41: Compiladores</text:span></text:p>
        <text:p text:style-name="MP2"><text:span text:style-name="MT1">Professor: Fábio Carneiro Mokarzel<text:tab/>Laboratório 4<text:tab/>27 de dezembro de 2015</text:span></text:p>
        <text:p text:style-name="Header"/>
      </style:header>
      <style:footer>
        <text:p text:style-name="MP3"/>
        <text:p text:style-name="MP4"><text:page-number text:select-page="current">7</text:page-number></text:p>
        <text:p text:style-name="MP5"><text:span text:style-name="MT2">Instituto Tecnológico de Aeronáutica (ITA)</text:span></text:p>
      </style:footer>
      <style:footer-left>
        <text:p text:style-name="MP4"><text:page-number text:select-page="current">6</text:page-number></text:p>
        <text:p text:style-name="MP5"/>
      </style:footer-left>
    </style:master-page>
    <style:master-page style:name="First_20_Page" style:display-name="First Page" style:page-layout-name="Mpm2" style:next-style-name="Standard">
      <style:footer>
        <text:p text:style-name="MP6"/>
        <text:p text:style-name="MP7"><text:page-number text:select-page="current">1</text:page-number></text:p>
        <text:p text:style-name="MP8"><text:span text:style-name="MT2">Instituto Tecnológico de Aeronáutica (ITA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s Santos Sousa, Cassio</meta:initial-creator>
    <dc:creator>Renan Cruz</dc:creator>
    <meta:editing-cycles>57</meta:editing-cycles>
    <meta:creation-date>2015-10-22T03:50:00</meta:creation-date>
    <dc:date>2015-12-28T03:59:32.65</dc:date>
    <meta:editing-duration>PT36M59S</meta:editing-duration>
    <meta:generator>OpenOffice/4.1.2$Win32 OpenOffice.org_project/412m3$Build-9782</meta:generator>
    <meta:document-statistic meta:table-count="0" meta:image-count="0" meta:object-count="0" meta:page-count="6" meta:paragraph-count="50" meta:word-count="1188" meta:character-count="76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